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paragraph-properties fo:text-align="justify"/>
    </style:style>
    <style:style style:name="P19" style:parent-style-name="Normální" style:family="paragraph">
      <style:paragraph-properties fo:text-align="justify"/>
    </style:style>
    <style:style style:name="P20" style:parent-style-name="Normální" style:family="paragraph">
      <style:paragraph-properties fo:text-align="justify"/>
    </style:style>
    <style:style style:name="P21" style:parent-style-name="Normální" style:family="paragraph">
      <style:paragraph-properties fo:text-align="justify" fo:text-indent="0.25in"/>
    </style:style>
    <style:style style:name="P22" style:parent-style-name="Normální" style:family="paragraph">
      <style:paragraph-properties fo:text-align="justify"/>
    </style:style>
    <style:style style:name="P23" style:parent-style-name="Normální" style:family="paragraph">
      <style:paragraph-properties fo:text-align="justify"/>
      <style:text-properties fo:font-weight="bold" style:font-weight-asian="bold"/>
    </style:style>
    <style:style style:name="P24" style:parent-style-name="Odstavecseseznamem" style:family="paragraph">
      <style:paragraph-properties fo:text-align="justify"/>
    </style:style>
    <style:style style:name="P25" style:parent-style-name="Odstavecseseznamem" style:family="paragraph">
      <style:paragraph-properties fo:text-align="justify"/>
    </style:style>
    <style:style style:name="P26" style:parent-style-name="Odstavecseseznamem" style:family="paragraph">
      <style:paragraph-properties fo:text-align="justify"/>
    </style:style>
    <style:style style:name="P27" style:parent-style-name="Normální" style:family="paragraph">
      <style:paragraph-properties fo:text-align="justify"/>
    </style:style>
    <style:style style:name="P28" style:parent-style-name="Normální" style:family="paragraph">
      <style:paragraph-properties fo:text-align="justify"/>
    </style:style>
    <style:style style:name="P29" style:parent-style-name="Normální" style:family="paragraph">
      <style:paragraph-properties fo:text-align="justify"/>
    </style:style>
    <style:style style:name="P30" style:parent-style-name="Normální" style:family="paragraph">
      <style:paragraph-properties fo:text-align="justify"/>
    </style:style>
    <style:style style:name="P31" style:parent-style-name="Normální" style:family="paragraph">
      <style:paragraph-properties fo:text-align="justify"/>
    </style:style>
    <style:style style:name="P32" style:parent-style-name="Normální" style:family="paragraph">
      <style:paragraph-properties fo:text-align="justify"/>
    </style:style>
    <style:style style:name="P33" style:parent-style-name="Normální" style:family="paragraph">
      <style:paragraph-properties fo:text-align="justify"/>
    </style:style>
    <style:style style:name="P34" style:parent-style-name="Normální" style:family="paragraph">
      <style:paragraph-properties>
        <style:tab-stops>
          <style:tab-stop style:type="center" style:position="4.3312in"/>
        </style:tab-stops>
      </style:paragraph-properties>
    </style:style>
    <style:style style:name="P35" style:parent-style-name="Normální" style:family="paragraph">
      <style:paragraph-properties>
        <style:tab-stops>
          <style:tab-stop style:type="center" style:position="4.3312in"/>
        </style:tab-stops>
      </style:paragraph-properties>
    </style:style>
    <style:style style:name="P36" style:parent-style-name="Normální" style:family="paragraph">
      <style:paragraph-properties>
        <style:tab-stops>
          <style:tab-stop style:type="center" style:position="4.3312in"/>
        </style:tab-stops>
      </style:paragraph-properties>
    </style:style>
    <style:style style:name="P37" style:parent-style-name="Normální" style:family="paragraph">
      <style:paragraph-properties fo:text-align="justify">
        <style:tab-stops>
          <style:tab-stop style:type="center" style:position="4.725in"/>
        </style:tab-stops>
      </style:paragraph-properties>
      <style:text-properties fo:color="#2E74B5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6/2019<text:bookmark-end text:name="Text14"/></text:p>
            <text:p text:style-name="Normální">KVOP-51212/2019<text:bookmark-end text:name="Text2"/></text:p>
            <text:p text:style-name="Normální"><text:bookmark-start text:name="Text6"/>14. 11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Ing. K. H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8">Vážený pane inženýre,</text:p>
      <text:p text:style-name="P19"/>
      <text:p text:style-name="P20">dne<text:s/>12.<text:s/>11. 2019<text:s/>byla do Kanceláře veřejného ochránce práv doručena Vaše žádost podle zákona č. 106/1999 Sb., o svobodném přístupu k informacím,<text:s/>ve znění pozdějších předpisů, ve které<text:s/>žádáte o výši měsíčního platu, včetně případných bonusů, paní Mgr. Anny Šabatové, Ph.D.</text:p>
      <text:p text:style-name="P21"/>
      <text:p text:style-name="P22">Ve smyslu zákona o svobodném přístupu k informacím,<text:s/>se poskytují níže uvedené informace:</text:p>
      <text:p text:style-name="P23"/>
      <text:list text:style-name="LFO11" text:continue-numbering="true">
        <text:list-item>
          <text:p text:style-name="P24">měsíční<text:s/>plat<text:s/>Mgr. Anny Šabatové, Ph.D.<text:s/>činí<text:s/>190 700 Kč<text:s/></text:p>
        </text:list-item>
        <text:list-item>
          <text:p text:style-name="P25">měsíční paušální náhrada výdajů představitelů činí 28 300 Kč</text:p>
        </text:list-item>
      </text:list>
      <text:p text:style-name="P26"><text:tab/><text:tab/><text:s/></text:p>
      <text:p text:style-name="P27">Plat veřejné ochránkyně práv je stanoven podle zákona č. 236/1995 Sb., o platu<text:s/>a dalších náležitostech spojených s výkonem funkce představitelů státní moci a některých státních orgánů a soudců a poslanců Evropského parlamentu ve znění pozdějších předpisů.</text:p>
      <text:p text:style-name="P28"/>
      <text:p text:style-name="P29">S pozdravem</text:p>
      <text:p text:style-name="P30"/>
      <text:p text:style-name="P31"/>
      <text:p text:style-name="P32"/>
      <text:p text:style-name="P33"/>
      <text:p text:style-name="P34"><text:tab/>Ing. Josef Svoboda<text:s/>v. r.</text:p>
      <text:p text:style-name="P35"><text:tab/>vedoucí odboru vnitřní správy<text:s text:c="2"/></text:p>
      <text:p text:style-name="P36"><text:s text:c="86"/>(dopis je opatřen elektronickým podpisem)</text:p>
      <text:p text:style-name="P37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111in" fo:line-height="107%" fo:margin-left="0.5in">
        <style:tab-stops/>
      </style:paragraph-properties>
      <style:text-properties fo:font-size="11pt" style:font-size-asian="11pt" style:font-size-complex="11pt" style:language-asian="en" style:country-asian="US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YOM6*</text:span>*KVOPX009YOM6*</text:p>
        <text:p text:style-name="P12"><text:span text:style-name="T13">KVOPX009YOM6</text:span>KVOPX009YOM6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11-21T10:43:00Z</meta:creation-date>
    <dc:date>2019-11-21T10:44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74" meta:character-count="1201" meta:row-count="8" meta:non-whitespace-character-count="1029"/>
  </office:meta>
</office:document-meta>
</file>